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</text:span><text:span text:style-name="T1">ed </text:span><text:span text:style-name="T1">docker </text:span><text:span text:style-name="T1">containe</text:span><text:span text:style-name="T1">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7.35cm" svg:y="7.35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94cm">
          <text:p text:style-name="P1"><text:span text:style-name="T1">Docker container:</text:span></text:p>
          <text:p text:style-name="P1"><text:span text:style-name="T1">postgr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304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37cm">
          <text:p text:style-name="P4"><text:span text:style-name="T2">postgre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5.709cm" svg:y1="9.128cm" svg:x2="7.604cm" svg:y2="9.128cm">
          <text:p/>
        </draw:line>
        <draw:custom-shape draw:style-name="gr9" draw:text-style-name="P9" draw:layer="layout" svg:width="4.445cm" svg:height="0.762cm" svg:x="7.662cm" svg:y="8.643cm">
          <text:p text:style-name="P4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line draw:style-name="gr8" draw:text-style-name="P8" draw:layer="layout" svg:x1="5.318cm" svg:y1="19.08cm" svg:x2="5.318cm" svg:y2="21.701cm">
          <text:p/>
        </draw:line>
        <draw:custom-shape draw:style-name="gr11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20.304cm">
          <text:p text:style-name="P1"><text:span text:style-name="T1">Docker container:</text:span></text:p>
          <text:p text:style-name="P1"><text:span text:style-name="T1">dockage/phppgadmin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445cm" svg:height="1.016cm" svg:x="7.554cm" svg:y="21.393cm">
          <text:p text:style-name="P4"><text:span text:style-name="T2">phpPgAdmin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8" draw:layer="layout" svg:x1="5.445cm" svg:y1="18.907cm" svg:x2="7.604cm" svg:y2="21.32cm">
          <text:p/>
        </draw:line>
        <draw:custom-shape draw:style-name="gr5" draw:text-style-name="P6" draw:layer="layout" svg:width="4.445cm" svg:height="0.762cm" svg:x="1.254cm" svg:y="21.708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3-14T16:15:25.569708033</dc:date>
    <meta:editing-duration>PT50M24S</meta:editing-duration>
    <meta:editing-cycles>18</meta:editing-cycles>
    <meta:generator>LibreOffice/6.0.7.3$Linux_X86_64 LibreOffice_project/00m0$Build-3</meta:generator>
    <meta:document-statistic meta:object-count="30"/>
  </office:meta>
</office:document-meta>
</file>